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14.646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10.3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2.859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4.606cm"/>
    </style:style>
    <style:style style:name="ro1" style:family="table-row">
      <style:table-row-properties style:row-height="1.358cm" fo:break-before="auto" style:use-optimal-row-height="false"/>
    </style:style>
    <style:style style:name="ro2" style:family="table-row">
      <style:table-row-properties style:row-height="1.106cm" fo:break-before="auto" style:use-optimal-row-height="false"/>
    </style:style>
    <style:style style:name="ro3" style:family="table-row">
      <style:table-row-properties style:row-height="0.598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852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1.251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48cm" fo:break-before="auto" style:use-optimal-row-height="true"/>
    </style:style>
    <style:style style:name="ro11" style:family="table-row">
      <style:table-row-properties style:row-height="1.042cm" fo:break-before="auto" style:use-optimal-row-height="true"/>
    </style:style>
    <style:style style:name="ro12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58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7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28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justify"/>
    </style:style>
    <style:style style:name="ce35" style:family="table-cell" style:parent-style-name="Default">
      <style:table-cell-properties style:text-align-source="fix" style:repeat-content="false" fo:wrap-option="wrap" fo:border="none"/>
      <style:paragraph-properties fo:text-align="justify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38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ffcc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22"/>
        <table:table-column table:style-name="co4" table:default-cell-style-name="ce28"/>
        <table:table-column table:style-name="co3" table:number-columns-repeated="3" table:default-cell-style-name="ce22"/>
        <table:table-column table:style-name="co4" table:default-cell-style-name="ce28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ce7"/>
          <table:table-cell table:style-name="ce15" office:value-type="string" calcext:value-type="string" table:number-columns-spanned="4" table:number-rows-spanned="2">
            <text:p>Valores de 0 a 10. Puntuación alta: 10. 0 = no aplicable</text:p>
          </table:table-cell>
          <table:covered-table-cell table:number-columns-repeated="2" table:style-name="ce16"/>
          <table:covered-table-cell table:style-name="ce23"/>
          <table:table-cell table:style-name="ce15" office:value-type="string" calcext:value-type="string" table:number-columns-spanned="5" table:number-rows-spanned="2">
            <text:p>Valores de 0 a 10. Puntuación alta: 10 = se satisface el heurístico. Puntuación baja: 0 = el heurístico no se puede evaluar en el sistema</text:p>
          </table:table-cell>
          <table:covered-table-cell table:number-columns-repeated="2" table:style-name="ce16"/>
          <table:covered-table-cell table:style-name="ce23"/>
          <table:covered-table-cell table:style-name="ce29"/>
          <table:table-cell table:number-columns-repeated="5"/>
        </table:table-row>
        <table:table-row table:style-name="ro2">
          <table:table-cell/>
          <table:table-cell table:style-name="ce8"/>
          <table:covered-table-cell table:number-columns-repeated="3" table:style-name="ce16"/>
          <table:covered-table-cell table:style-name="ce23"/>
          <table:covered-table-cell table:number-columns-repeated="3" table:style-name="ce16"/>
          <table:covered-table-cell table:style-name="ce23"/>
          <table:covered-table-cell table:style-name="ce29"/>
          <table:table-cell table:number-columns-repeated="5"/>
        </table:table-row>
        <table:table-row table:style-name="ro3">
          <table:table-cell table:style-name="ce2" office:value-type="string" calcext:value-type="string">
            <text:p>Núm</text:p>
          </table:table-cell>
          <table:table-cell table:style-name="ce9" office:value-type="string" calcext:value-type="string">
            <text:p>Heurísticos</text:p>
          </table:table-cell>
          <table:table-cell table:style-name="ce17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7"/>
          <table:covered-table-cell table:style-name="ce24"/>
          <table:table-cell table:style-name="ce17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7"/>
          <table:covered-table-cell table:style-name="ce24"/>
          <table:table-cell table:style-name="ce30" office:value-type="string" calcext:value-type="string">
            <text:p>Comentarios</text:p>
          </table:table-cell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1 – Visibilidad del estado del sistem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Cada parte de la interfaz comienza con un título o encabezamiento que describa el contenido de la pantalla?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26" table:formula="of:=AVERAGE([.C5];[.D5];[.E5])" office:value-type="float" office:value="9" calcext:value-type="float">
            <text:p>9,00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6" table:formula="of:=AVERAGE([.G5];[.H5];[.I5])" office:value-type="float" office:value="8.33333333333333" calcext:value-type="float">
            <text:p>8,33</text:p>
          </table:table-cell>
          <table:table-cell table:style-name="ce32"/>
          <table:table-cell table:number-columns-repeated="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26" table:formula="of:=AVERAGE([.C6];[.D6];[.E6])" office:value-type="float" office:value="9" calcext:value-type="float">
            <text:p>9,00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6" table:formula="of:=AVERAGE([.G6];[.H6];[.I6])" office:value-type="float" office:value="8.33333333333333" calcext:value-type="float">
            <text:p>8,33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l sistema provee visibilidad?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7];[.D7];[.E7])" office:value-type="float" office:value="8.33333333333333" calcext:value-type="float">
            <text:p>8,3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7];[.H7];[.I7])" office:value-type="float" office:value="7" calcext:value-type="float">
            <text:p>7,00</text:p>
          </table:table-cell>
          <table:table-cell table:style-name="ce32"/>
          <table:table-cell table:number-columns-repeated="5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26" table:formula="of:=AVERAGE([.C8];[.D8];[.E8])" office:value-type="float" office:value="7" calcext:value-type="float">
            <text:p>7,0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26" table:formula="of:=AVERAGE([.G8];[.H8];[.I8])" office:value-type="float" office:value="6.66666666666667" calcext:value-type="float">
            <text:p>6,67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7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2 – Lenguaje de los usuarios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11];[.D11];[.E11])" office:value-type="float" office:value="8.33333333333333" calcext:value-type="float">
            <text:p>8,33</text:p>
          </table:table-cell>
          <table:table-cell table:number-columns-repeated="3" table:style-name="ce19" office:value-type="float" office:value="8" calcext:value-type="float">
            <text:p>8</text:p>
          </table:table-cell>
          <table:table-cell table:style-name="ce26" table:formula="of:=AVERAGE([.G11];[.H11];[.I11])" office:value-type="float" office:value="8" calcext:value-type="float">
            <text:p>8,00</text:p>
          </table:table-cell>
          <table:table-cell table:style-name="ce32"/>
          <table:table-cell table:number-columns-repeated="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uando la pantalla incluye preguntas que deben ser respondidas, ¿el lenguaje es simple y claro?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26" table:formula="of:=AVERAGE([.C12];[.D12];[.E12])" office:value-type="float" office:value="8.66666666666667" calcext:value-type="float">
            <text:p>8,67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G12];[.H12];[.I12])" office:value-type="float" office:value="8.66666666666667" calcext:value-type="float">
            <text:p>8,67</text:p>
          </table:table-cell>
          <table:table-cell table:style-name="ce32"/>
          <table:table-cell table:number-columns-repeated="5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Las opciones de los menús, ¿se corresponden lógicamente con categorías que tengan un significado unívoco?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C13];[.D13];[.E13])" office:value-type="float" office:value="7.33333333333333" calcext:value-type="float">
            <text:p>7,33</text:p>
          </table:table-cell>
          <table:table-cell table:number-columns-repeated="3" table:style-name="ce19" office:value-type="float" office:value="7" calcext:value-type="float">
            <text:p>7</text:p>
          </table:table-cell>
          <table:table-cell table:style-name="ce26" table:formula="of:=AVERAGE([.G13];[.H13];[.I13])" office:value-type="float" office:value="7" calcext:value-type="float">
            <text:p>7,00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3 – Control y libertad para el usuario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number-columns-repeated="3" table:style-name="ce19" office:value-type="float" office:value="6" calcext:value-type="float">
            <text:p>6</text:p>
          </table:table-cell>
          <table:table-cell table:style-name="ce26" table:formula="of:=AVERAGE([.C16];[.D16];[.E16])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G16];[.H16];[.I16])" office:value-type="float" office:value="8.33333333333333" calcext:value-type="float">
            <text:p>8,33</text:p>
          </table:table-cell>
          <table:table-cell table:style-name="ce32" office:value-type="string" calcext:value-type="string">
            <text:p>Hay que dar a “SIGUIENTE” o “ACEPTAR”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Se pregunta al usuario que confirme acciones que tendrán consecuencias drásticas, negativas o destructivas?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6" table:formula="of:=AVERAGE([.C17];[.D17];[.E17])" office:value-type="float" office:value="8.5" calcext:value-type="float">
            <text:p>8,50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6" table:formula="of:=AVERAGE([.G17];[.H17];[.I17])" office:value-type="float" office:value="2.66666666666667" calcext:value-type="float">
            <text:p>2,67</text:p>
          </table:table-cell>
          <table:table-cell table:style-name="ce32" office:value-type="string" calcext:value-type="string">
            <text:p>Al impedir nuevas notificaciones de actividades de amigos. Se podría incluir otra en la función “Borrar <text:s/>perfil” que no ha sido implentada.</text:p>
          </table:table-cell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18];[.D18];[.E18])" office:value-type="float" office:value="7.33333333333333" calcext:value-type="float">
            <text:p>7,3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G18];[.H18];[.I18])" office:value-type="float" office:value="7" calcext:value-type="float">
            <text:p>7,00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menús son anchos (muchos ítems) antes que profundos (muchos niveles)?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6" table:formula="of:=AVERAGE([.C19];[.D19];[.E19])" office:value-type="float" office:value="4.66666666666667" calcext:value-type="float">
            <text:p>4,6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6" table:formula="of:=AVERAGE([.G19];[.H19];[.I19])" office:value-type="float" office:value="4.33333333333333" calcext:value-type="float">
            <text:p>4,33</text:p>
          </table:table-cell>
          <table:table-cell table:style-name="ce32"/>
          <table:table-cell table:number-columns-repeated="5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26" table:formula="of:=AVERAGE([.C20];[.D20];[.E20])" office:value-type="float" office:value="5.33333333333333" calcext:value-type="float">
            <text:p>5,33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20];[.H20];[.I20])" office:value-type="float" office:value="7.66666666666667" calcext:value-type="float">
            <text:p>7,67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4 – Consistencia y estándares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abuso de letras en mayúscula en la pantalla ha sido evitado?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C23];[.D23];[.E23])" office:value-type="float" office:value="7.33333333333333" calcext:value-type="float">
            <text:p>7,3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01" calcext:value-type="float">
            <text:p>0,01</text:p>
          </table:table-cell>
          <table:table-cell table:style-name="ce26" table:formula="of:=AVERAGE([.G23];[.H23];[.I23])" office:value-type="float" office:value="0.00333333333333333" calcext:value-type="float">
            <text:p>0,00</text:p>
          </table:table-cell>
          <table:table-cell table:style-name="ce32" office:value-type="string" calcext:value-type="string">
            <text:p>TODO está escrito en mayúsculas y faltan TODOS los acentos. Alguna coma ayudaría en la lectura (pantalla “Previo_Alimentos”.</text:p>
          </table:table-cell>
          <table:table-cell table:number-columns-repeated="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Cada ventana posee un título?</text:p>
          </table:table-cell>
          <table:table-cell table:number-columns-repeated="3" table:style-name="ce19" office:value-type="float" office:value="5" calcext:value-type="float">
            <text:p>5</text:p>
          </table:table-cell>
          <table:table-cell table:style-name="ce26" table:formula="of:=AVERAGE([.C24];[.D24];[.E24])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26" table:formula="of:=AVERAGE([.G24];[.H24];[.I24])" office:value-type="float" office:value="8.33333333333333" calcext:value-type="float">
            <text:p>8,33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Los menús son presentados de manera vertical?</text:p>
          </table:table-cell>
          <table:table-cell table:number-columns-repeated="3" table:style-name="ce19" office:value-type="float" office:value="5" calcext:value-type="float">
            <text:p>5</text:p>
          </table:table-cell>
          <table:table-cell table:style-name="ce26" table:formula="of:=AVERAGE([.C25];[.D25];[.E25])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6" table:formula="of:=AVERAGE([.G25];[.H25];[.I25])" office:value-type="float" office:value="8.66666666666667" calcext:value-type="float">
            <text:p>8,67</text:p>
          </table:table-cell>
          <table:table-cell table:style-name="ce32"/>
          <table:table-cell table:number-columns-repeated="5"/>
        </table:table-row>
        <table:table-row table:style-name="ro9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títulos de los menús están centrados o justificados a la izquierda?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6" table:formula="of:=AVERAGE([.C26];[.D26];[.E26])" office:value-type="float" office:value="5" calcext:value-type="float">
            <text:p>5,0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6" table:formula="of:=AVERAGE([.G26];[.H26];[.I26])" office:value-type="float" office:value="4.33333333333333" calcext:value-type="float">
            <text:p>4,33</text:p>
          </table:table-cell>
          <table:table-cell table:style-name="ce34" office:value-type="string" calcext:value-type="string">
            <text:p>La anchura de los nombres de los menús (botones) varía de unas pantallas a otras. Sugerencia: ancho del botón “VOLVER” que está en todas. En la pantalla de dieta personalizada los botones carecen de alineación.</text:p>
          </table:table-cell>
          <table:table-cell table:number-columns-repeated="5"/>
        </table:table-row>
        <table:table-row table:style-name="ro10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técnicas para atraer al usuario están utilizadas de manera cuidadosa?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6" table:formula="of:=AVERAGE([.C27];[.D27];[.E27])" office:value-type="float" office:value="8" calcext:value-type="float">
            <text:p>8,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6" table:formula="of:=AVERAGE([.G27];[.H27];[.I27])" office:value-type="float" office:value="3" calcext:value-type="float">
            <text:p>3,00</text:p>
          </table:table-cell>
          <table:table-cell table:style-name="ce32" office:value-type="string" calcext:value-type="string">
            <text:p>No encuentro en toda la aplicación técnicas para atraer al usuario, excepto en el buscador de amigos, un botón que contrasta con los demás por su color y se da el caso que es el de cancelar, que no creo que deba ser destacado.</text:p>
          </table:table-cell>
          <table:table-cell table:number-columns-repeated="5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Intensidad: solo dos niveles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26" table:formula="of:=AVERAGE([.C28];[.D28];[.E28])" office:value-type="float" office:value="4" calcext:value-type="float">
            <text:p>4,00</text:p>
          </table:table-cell>
          <table:table-cell table:number-columns-repeated="3" table:style-name="ce19" office:value-type="float" office:value="8" calcext:value-type="float">
            <text:p>8</text:p>
          </table:table-cell>
          <table:table-cell table:style-name="ce26" table:formula="of:=AVERAGE([.G28];[.H28];[.I28])" office:value-type="float" office:value="8" calcext:value-type="float">
            <text:p>8,00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Tamaño: hasta cuatro veces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6" table:formula="of:=AVERAGE([.C29];[.D29];[.E29])" office:value-type="float" office:value="3.66666666666667" calcext:value-type="float">
            <text:p>3,67</text:p>
          </table:table-cell>
          <table:table-cell table:number-columns-repeated="3" table:style-name="ce19" office:value-type="float" office:value="8" calcext:value-type="float">
            <text:p>8</text:p>
          </table:table-cell>
          <table:table-cell table:style-name="ce26" table:formula="of:=AVERAGE([.G29];[.H29];[.I29])" office:value-type="float" office:value="8" calcext:value-type="float">
            <text:p>8,00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Fuentes: hasta tres tipos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C30];[.D30];[.E30])" office:value-type="float" office:value="4.66666666666667" calcext:value-type="float">
            <text:p>4,6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26" table:formula="of:=AVERAGE([.G30];[.H30];[.I30])" office:value-type="float" office:value="9.33333333333333" calcext:value-type="float">
            <text:p>9,33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Color: hasta cuatro colores diferentes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C31];[.D31];[.E31])" office:value-type="float" office:value="4.66666666666667" calcext:value-type="float">
            <text:p>4,6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26" table:formula="of:=AVERAGE([.G31];[.H31];[.I31])" office:value-type="float" office:value="9.33333333333333" calcext:value-type="float">
            <text:p>9,33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11">
          <table:table-cell table:style-name="ce3"/>
          <table:table-cell table:style-name="ce10" office:value-type="string" calcext:value-type="string">
            <text:p>Sección 5 – Ayuda a los usuarios: Reconocimiento, diagnóstico y recuperación de errores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34];[.D34];[.E34])" office:value-type="float" office:value="7" calcext:value-type="float">
            <text:p>7,00</text:p>
          </table:table-cell>
          <table:table-cell table:number-columns-repeated="3" table:style-name="ce19" office:value-type="float" office:value="7" calcext:value-type="float">
            <text:p>7</text:p>
          </table:table-cell>
          <table:table-cell table:style-name="ce26" table:formula="of:=AVERAGE([.G34];[.H34];[.I34])" office:value-type="float" office:value="7" calcext:value-type="float">
            <text:p>7,00</text:p>
          </table:table-cell>
          <table:table-cell table:style-name="ce32" office:value-type="string" calcext:value-type="string">
            <text:p>Salvo al buscar amigos por nombre/email, no hay más mensajes de error en la página.</text:p>
          </table:table-cell>
          <table:table-cell table:number-columns-repeated="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mensajes de error sugieren la causa del problema que los ha ocasionado?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26" table:formula="of:=AVERAGE([.C35];[.D35];[.E35])" office:value-type="float" office:value="9.66666666666667" calcext:value-type="float">
            <text:p>9,67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35];[.H35];[.I35])" office:value-type="float" office:value="7.66666666666667" calcext:value-type="float">
            <text:p>7,67</text:p>
          </table:table-cell>
          <table:table-cell table:style-name="ce32" office:value-type="string" calcext:value-type="string">
            <text:p>En ese caso concreto, que no se ha encontrado el nombre/email</text:p>
          </table:table-cell>
          <table:table-cell table:number-columns-repeated="5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6" table:formula="of:=AVERAGE([.C36];[.D36];[.E36])" office:value-type="float" office:value="5" calcext:value-type="float">
            <text:p>5,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G36];[.H36];[.I36])" office:value-type="float" office:value="0" calcext:value-type="float">
            <text:p>0,00</text:p>
          </table:table-cell>
          <table:table-cell table:style-name="ce32" office:value-type="string" calcext:value-type="string">
            <text:p>No hay niveles de complejidad</text:p>
          </table:table-cell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6 – Prevención de errores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sistema previene a los usuarios de cometer errores siempre que esto es posible?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39];[.D39];[.E39])" office:value-type="float" office:value="7" calcext:value-type="float">
            <text:p>7,0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G39];[.H39];[.I39])" office:value-type="float" office:value="6" calcext:value-type="float">
            <text:p>6,00</text:p>
          </table:table-cell>
          <table:table-cell table:style-name="ce32" office:value-type="string" calcext:value-type="string">
            <text:p>En la pantalla de crear nuevo perfil no existe nada que indique al usuario si comete algún error. En la de dietas tampoco se indican las restricciones.</text:p>
          </table:table-cell>
          <table:table-cell table:number-columns-repeated="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6" table:formula="of:=AVERAGE([.C40];[.D40];[.E40])" office:value-type="float" office:value="4.33333333333333" calcext:value-type="float">
            <text:p>4,33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6" table:formula="of:=AVERAGE([.G40];[.H40];[.I40])" office:value-type="float" office:value="1" calcext:value-type="float">
            <text:p>1,00</text:p>
          </table:table-cell>
          <table:table-cell table:style-name="ce32" office:value-type="string" calcext:value-type="string">
            <text:p>En la pantalla “Alimentos”, por defecto en una categoría están todos seleccionados.</text:p>
          </table:table-cell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7 – Reconocimiento antes que cancelación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1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despliegue de datos comienza en la parte superior izquierda de la pantalla?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43];[.D43];[.E43])" office:value-type="float" office:value="7.33333333333333" calcext:value-type="float">
            <text:p>7,33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G43];[.H43];[.I43])" office:value-type="float" office:value="7.33333333333333" calcext:value-type="float">
            <text:p>7,33</text:p>
          </table:table-cell>
          <table:table-cell table:style-name="ce32"/>
          <table:table-cell table:number-columns-repeated="5"/>
        </table:table-row>
        <table:table-row table:style-name="ro1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as áreas de texto tienen “espacios de respiración” que las rodeen?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44];[.D44];[.E44])" office:value-type="float" office:value="7.66666666666667" calcext:value-type="float">
            <text:p>7,6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44];[.H44];[.I44])" office:value-type="float" office:value="8" calcext:value-type="float">
            <text:p>8,00</text:p>
          </table:table-cell>
          <table:table-cell table:style-name="ce32"/>
          <table:table-cell table:number-columns-repeated="5"/>
        </table:table-row>
        <table:table-row table:style-name="ro1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Se utiliza el espacio en blanco para crear simetría y guiar al ojo del usuario en la dirección adecuada?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C45];[.D45];[.E45])" office:value-type="float" office:value="7" calcext:value-type="float">
            <text:p>7,0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45];[.H45];[.I45])" office:value-type="float" office:value="8.33333333333333" calcext:value-type="float">
            <text:p>8,33</text:p>
          </table:table-cell>
          <table:table-cell table:style-name="ce32"/>
          <table:table-cell table:number-columns-repeated="5"/>
        </table:table-row>
        <table:table-row table:style-name="ro13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Se han agrupado los ítems en zonas lógicas, utilizando encabezamientos para distinguir entre dichas zonas?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C46];[.D46];[.E46])" office:value-type="float" office:value="7.33333333333333" calcext:value-type="float">
            <text:p>7,33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6" table:formula="of:=AVERAGE([.G46];[.H46];[.I46])" office:value-type="float" office:value="8.33333333333333" calcext:value-type="float">
            <text:p>8,33</text:p>
          </table:table-cell>
          <table:table-cell table:style-name="ce32"/>
          <table:table-cell table:number-columns-repeated="5"/>
        </table:table-row>
        <table:table-row table:style-name="ro13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C47];[.D47];[.E47])" office:value-type="float" office:value="7.33333333333333" calcext:value-type="float">
            <text:p>7,3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26" table:formula="of:=AVERAGE([.G47];[.H47];[.I47])" office:value-type="float" office:value="8" calcext:value-type="float">
            <text:p>8,00</text:p>
          </table:table-cell>
          <table:table-cell table:style-name="ce32"/>
          <table:table-cell table:number-columns-repeated="5"/>
        </table:table-row>
        <table:table-row table:style-name="ro13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¿Existe un buen contraste de brillo y de color entre los colores usados para imágenes y fondo?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C48];[.D48];[.E48])" office:value-type="float" office:value="6.66666666666667" calcext:value-type="float">
            <text:p>6,6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48];[.H48];[.I48])" office:value-type="float" office:value="7.33333333333333" calcext:value-type="float">
            <text:p>7,33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8 – Estética de diálogos y diseño minimalist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1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títulos de los menús son breves pero suficientemente largos como para comunicar su contenido?</text:p>
          </table:table-cell>
          <table:table-cell table:number-columns-repeated="3" table:style-name="ce19" office:value-type="float" office:value="9" calcext:value-type="float">
            <text:p>9</text:p>
          </table:table-cell>
          <table:table-cell table:style-name="ce26" table:formula="of:=AVERAGE([.C51];[.D51];[.E51])" office:value-type="float" office:value="9" calcext:value-type="float">
            <text:p>9,0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51];[.H51];[.I51])" office:value-type="float" office:value="8" calcext:value-type="float">
            <text:p>8,00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9 – Ayuda general y documentación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1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 función de ayuda del menú es visible?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C54];[.D54];[.E54])" office:value-type="float" office:value="7.66666666666667" calcext:value-type="float">
            <text:p>7,6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G54];[.H54];[.I54])" office:value-type="float" office:value="0" calcext:value-type="float">
            <text:p>0,00</text:p>
          </table:table-cell>
          <table:table-cell table:style-name="ce32" office:value-type="string" calcext:value-type="string">
            <text:p>No hay ayuda.</text:p>
          </table:table-cell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10 – Interacción con el usuario placentera y respetuos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1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Se ha usado el color con discreción?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C57];[.D57];[.E57])" office:value-type="float" office:value="6.33333333333333" calcext:value-type="float">
            <text:p>6,3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G57];[.H57];[.I57])" office:value-type="float" office:value="6.33333333333333" calcext:value-type="float">
            <text:p>6,33</text:p>
          </table:table-cell>
          <table:table-cell table:style-name="ce32"/>
          <table:table-cell table:number-columns-repeated="5"/>
        </table:table-row>
        <table:table-row table:style-name="ro1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requerimientos de tecleo son mínimos para las interfaces de pregunta y respuesta?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C58];[.D58];[.E58])" office:value-type="float" office:value="8" calcext:value-type="float">
            <text:p>8,0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26" table:formula="of:=AVERAGE([.G58];[.H58];[.I58])" office:value-type="float" office:value="8.66666666666667" calcext:value-type="float">
            <text:p>8,67</text:p>
          </table:table-cell>
          <table:table-cell table:style-name="ce32"/>
          <table:table-cell table:number-columns-repeated="5"/>
        </table:table-row>
        <table:table-row table:style-name="ro6">
          <table:table-cell table:style-name="ce4"/>
          <table:table-cell table:style-name="ce12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3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11 – Privacida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s áreas protegidas son completamente inaccesibles?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C61];[.D61];[.E61])" office:value-type="float" office:value="0" calcext:value-type="float">
            <text:p>0,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G61];[.H61];[.I61])" office:value-type="float" office:value="0" calcext:value-type="float">
            <text:p>0,00</text:p>
          </table:table-cell>
          <table:table-cell table:style-name="ce32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Puede accederse con ciertas palabras clave a las áreas confidenciales o protegidas?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C62];[.D62];[.E62])" office:value-type="float" office:value="0" calcext:value-type="float">
            <text:p>0,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G62];[.H62];[.I62])" office:value-type="float" office:value="0" calcext:value-type="float">
            <text:p>0,00</text:p>
          </table:table-cell>
          <table:table-cell table:style-name="ce32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6" table:number-rows-repeated="2">
          <table:table-cell table:style-name="ce5"/>
          <table:table-cell table:style-name="ce12"/>
          <table:table-cell table:style-name="ce20" table:number-columns-repeated="3"/>
          <table:table-cell table:style-name="ce27"/>
          <table:table-cell table:style-name="ce20" table:number-columns-repeated="3"/>
          <table:table-cell table:style-name="ce27"/>
          <table:table-cell table:style-name="ce35"/>
          <table:table-cell table:number-columns-repeated="5"/>
        </table:table-row>
        <table:table-row table:style-name="ro14">
          <table:table-cell table:style-name="ce5"/>
          <table:table-cell table:style-name="ce12"/>
          <table:table-cell table:style-name="ce20" table:number-columns-repeated="3"/>
          <table:table-cell table:style-name="ce27"/>
          <table:table-cell table:style-name="ce20" table:number-columns-repeated="3"/>
          <table:table-cell table:style-name="ce27"/>
          <table:table-cell table:style-name="ce35"/>
          <table:table-cell table:number-columns-repeated="5"/>
        </table:table-row>
        <table:table-row table:style-name="ro6">
          <table:table-cell table:style-name="ce5"/>
          <table:table-cell table:style-name="ce12"/>
          <table:table-cell table:style-name="ce20" table:number-columns-repeated="3"/>
          <table:table-cell table:style-name="ce27"/>
          <table:table-cell table:style-name="ce20" table:number-columns-repeated="3"/>
          <table:table-cell table:style-name="ce27"/>
          <table:table-cell table:style-name="ce35"/>
          <table:table-cell table:number-columns-repeated="5"/>
        </table:table-row>
        <table:table-row table:style-name="ro6">
          <table:table-cell table:style-name="ce6"/>
          <table:table-cell table:style-name="ce13"/>
          <table:table-cell table:style-name="ce21" table:number-columns-repeated="3"/>
          <table:table-cell table:style-name="ce26"/>
          <table:table-cell table:style-name="ce21" table:number-columns-repeated="3"/>
          <table:table-cell table:style-name="ce26"/>
          <table:table-cell table:style-name="ce36"/>
          <table:table-cell table:number-columns-repeated="5"/>
        </table:table-row>
        <table:table-row table:style-name="ro4">
          <table:table-cell table:style-name="ce3"/>
          <table:table-cell table:style-name="ce10" office:value-type="string" calcext:value-type="string">
            <text:p>Sección 12 – Integración móvil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I</text:p>
          </table:table-cell>
          <table:table-cell table:style-name="ce25" office:value-type="string" calcext:value-type="string">
            <text:p>Media</text:p>
          </table:table-cell>
          <table:table-cell table:style-name="ce31" office:value-type="string" calcext:value-type="string">
            <text:p>Comentario</text:p>
          </table:table-cell>
          <table:table-cell table:number-columns-repeated="5"/>
        </table:table-row>
        <table:table-row table:style-name="ro1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a cantidad de información mostrada está adaptada al tamaño reducido de la misma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style-name="ce26" table:formula="of:=AVERAGE([.C69];[.D69];[.E69])" office:value-type="float" office:value="10" calcext:value-type="float">
            <text:p>10,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26" table:formula="of:=AVERAGE([.G69];[.H69];[.I69])" office:value-type="float" office:value="6" calcext:value-type="float">
            <text:p>6,00</text:p>
          </table:table-cell>
          <table:table-cell table:style-name="ce32" office:value-type="string" calcext:value-type="string">
            <text:p>En alguna ventana me parece que hay exceso de información.</text:p>
          </table:table-cell>
          <table:table-cell table:number-columns-repeated="5"/>
        </table:table-row>
        <table:table-row table:style-name="ro13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e aprovechan las capacidades de la tecnología móvil (localización, fotografía, pantalla táctil...)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6" table:formula="of:=AVERAGE([.C70];[.D70];[.E70])" office:value-type="float" office:value="8.33333333333333" calcext:value-type="float">
            <text:p>8,3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26" table:formula="of:=AVERAGE([.G70];[.H70];[.I70])" office:value-type="float" office:value="7" calcext:value-type="float">
            <text:p>7,00</text:p>
          </table:table-cell>
          <table:table-cell table:style-name="ce32" office:value-type="string" calcext:value-type="string">
            <text:p>Es posible crear menus laterales ocultables que facilitan la navegación.</text:p>
          </table:table-cell>
          <table:table-cell table:number-columns-repeated="5"/>
        </table:table-row>
        <table:table-row table:style-name="ro12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El usuario sabe en qué página se encuentra en todo momento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6" table:formula="of:=AVERAGE([.C71];[.D71];[.E71])" office:value-type="float" office:value="6.33333333333333" calcext:value-type="float">
            <text:p>6,3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G71];[.H71];[.I71])" office:value-type="float" office:value="7" calcext:value-type="float">
            <text:p>7,00</text:p>
          </table:table-cell>
          <table:table-cell table:style-name="ce32"/>
          <table:table-cell table:number-columns-repeated="5"/>
        </table:table-row>
        <table:table-row table:style-name="ro12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El tamaño del texto se adapta para una lectura cómoda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C72];[.D72];[.E72])" office:value-type="float" office:value="8.33333333333333" calcext:value-type="float">
            <text:p>8,3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6" table:formula="of:=AVERAGE([.G72];[.H72];[.I72])" office:value-type="float" office:value="5" calcext:value-type="float">
            <text:p>5,00</text:p>
          </table:table-cell>
          <table:table-cell table:style-name="ce32"/>
          <table:table-cell table:number-columns-repeated="5"/>
        </table:table-row>
        <table:table-row table:style-name="ro12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Los botones de uso poco frecuente están ocultos pero accesibles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6" table:formula="of:=AVERAGE([.C73];[.D73];[.E73])" office:value-type="float" office:value="6.33333333333333" calcext:value-type="float">
            <text:p>6,3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6" table:formula="of:=AVERAGE([.G73];[.H73];[.I73])" office:value-type="float" office:value="6" calcext:value-type="float">
            <text:p>6,00</text:p>
          </table:table-cell>
          <table:table-cell table:style-name="ce32"/>
          <table:table-cell table:number-columns-repeated="5"/>
        </table:table-row>
        <table:table-row table:style-name="ro13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Las alertas y avisos son configurable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6" table:formula="of:=AVERAGE([.C74];[.D74];[.E74])" office:value-type="float" office:value="4.66666666666667" calcext:value-type="float">
            <text:p>4,6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6" table:formula="of:=AVERAGE([.G74];[.H74];[.I74])" office:value-type="float" office:value="2.66666666666667" calcext:value-type="float">
            <text:p>2,67</text:p>
          </table:table-cell>
          <table:table-cell table:style-name="ce32" office:value-type="string" calcext:value-type="string">
            <text:p>Al ver una alerta de un amigo, se puede hacer que no salgan más.</text:p>
          </table:table-cell>
          <table:table-cell table:number-columns-repeated="5"/>
        </table:table-row>
        <table:table-row table:style-name="ro12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El consumo de datos en red móvil es configurable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C75];[.D75];[.E75])" office:value-type="float" office:value="0" calcext:value-type="float">
            <text:p>0,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table:formula="of:=AVERAGE([.G75];[.H75];[.I75])" office:value-type="float" office:value="0" calcext:value-type="float">
            <text:p>0,00</text:p>
          </table:table-cell>
          <table:table-cell table:style-name="ce32" office:value-type="string" calcext:value-type="string">
            <text:p>Función no programada</text:p>
          </table:table-cell>
          <table:table-cell table:number-columns-repeated="5"/>
        </table:table-row>
        <table:table-row table:style-name="ro6" table:number-rows-repeated="4">
          <table:table-cell table:number-columns-repeated="16"/>
        </table:table-row>
        <table:table-row table:style-name="ro4">
          <table:table-cell/>
          <table:table-cell table:style-name="Default"/>
          <table:table-cell table:number-columns-repeated="10"/>
          <table:table-cell table:style-name="ce38" office:value-type="string" calcext:value-type="string">
            <text:p>Secciones</text:p>
          </table:table-cell>
          <table:table-cell table:style-name="ce38" office:value-type="string" calcext:value-type="string">
            <text:p>Puntuación obtenida</text:p>
          </table:table-cell>
          <table:table-cell table:style-name="ce38" office:value-type="string" calcext:value-type="string">
            <text:p>Obtenida sobre 10</text:p>
          </table:table-cell>
          <table:table-cell table:style-name="ce38" office:value-type="string" calcext:value-type="string">
            <text:p>Puntuación máxima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1 – Visibilidad del estado del sistema</text:p>
          </table:table-cell>
          <table:table-cell table:style-name="ce40" table:formula="of:=SUMPRODUCT([.F5:.F8];[.J5:.J8])" office:value-type="float" office:value="255" calcext:value-type="float">
            <text:p>255,00</text:p>
          </table:table-cell>
          <table:table-cell table:style-name="ce40" table:formula="of:=([.N81]*10)/[.P81]" office:value-type="float" office:value="7.65" calcext:value-type="float">
            <text:p>7,65</text:p>
          </table:table-cell>
          <table:table-cell table:style-name="ce40" table:formula="of:=SUM([.F5:.F8])*10" office:value-type="float" office:value="333.333333333333" calcext:value-type="float">
            <text:p>333,33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2 – Lenguaje de los usuarios</text:p>
          </table:table-cell>
          <table:table-cell table:style-name="ce40" table:formula="of:=SUMPRODUCT([.F11:.F13];[.J11:.J13])" office:value-type="float" office:value="193.111111111111" calcext:value-type="float">
            <text:p>193,11</text:p>
          </table:table-cell>
          <table:table-cell table:style-name="ce40" table:formula="of:=([.N82]*10)/[.P82]" office:value-type="float" office:value="7.93607305936073" calcext:value-type="float">
            <text:p>7,94</text:p>
          </table:table-cell>
          <table:table-cell table:style-name="ce40" table:formula="of:=SUM([.F11:.F13])*10" office:value-type="float" office:value="243.333333333333" calcext:value-type="float">
            <text:p>243,33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3 – Control y libertad para el usuario</text:p>
          </table:table-cell>
          <table:table-cell table:style-name="ce40" table:formula="of:=SUMPRODUCT([.F16:.F20];[.J16:.J20])" office:value-type="float" office:value="185.111111111111" calcext:value-type="float">
            <text:p>185,11</text:p>
          </table:table-cell>
          <table:table-cell table:style-name="ce40" table:formula="of:=([.N83]*10)/[.P83]" office:value-type="float" office:value="5.81500872600349" calcext:value-type="float">
            <text:p>5,82</text:p>
          </table:table-cell>
          <table:table-cell table:style-name="ce40" table:formula="of:=SUM([.F16:.F20])*10" office:value-type="float" office:value="318.333333333333" calcext:value-type="float">
            <text:p>318,33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4 – Consistencia y estándares</text:p>
          </table:table-cell>
          <table:table-cell table:style-name="ce40" table:formula="of:=SUMPRODUCT([.F23:.F31];[.J23:.J31])" office:value-type="float" office:value="279.135555555556" calcext:value-type="float">
            <text:p>279,14</text:p>
          </table:table-cell>
          <table:table-cell table:style-name="ce40" table:formula="of:=([.N84]*10)/[.P84]" office:value-type="float" office:value="5.89723004694836" calcext:value-type="float">
            <text:p>5,90</text:p>
          </table:table-cell>
          <table:table-cell table:style-name="ce40" table:formula="of:=SUM([.F23:.F31])*10" office:value-type="float" office:value="473.333333333333" calcext:value-type="float">
            <text:p>473,33</text:p>
          </table:table-cell>
        </table:table-row>
        <table:table-row table:style-name="ro11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5 – Ayuda a los usuarios: Reconocimiento, diagnóstico y recuperación de errores</text:p>
          </table:table-cell>
          <table:table-cell table:style-name="ce40" table:formula="of:=SUMPRODUCT([.F34:.F36];[.J34:.J36])" office:value-type="float" office:value="123.111111111111" calcext:value-type="float">
            <text:p>123,11</text:p>
          </table:table-cell>
          <table:table-cell table:style-name="ce40" table:formula="of:=([.N85]*10)/[.P85]" office:value-type="float" office:value="5.68205128205128" calcext:value-type="float">
            <text:p>5,68</text:p>
          </table:table-cell>
          <table:table-cell table:style-name="ce40" table:formula="of:=SUM([.F34:.F36])*10" office:value-type="float" office:value="216.666666666667" calcext:value-type="float">
            <text:p>216,67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6 – Prevención de errores</text:p>
          </table:table-cell>
          <table:table-cell table:style-name="ce40" table:formula="of:=SUMPRODUCT([.F39:.F40];[.J39:.J40])" office:value-type="float" office:value="46.3333333333333" calcext:value-type="float">
            <text:p>46,33</text:p>
          </table:table-cell>
          <table:table-cell table:style-name="ce40" table:formula="of:=([.N86]*10)/[.P86]" office:value-type="float" office:value="4.08823529411765" calcext:value-type="float">
            <text:p>4,09</text:p>
          </table:table-cell>
          <table:table-cell table:style-name="ce40" table:formula="of:=SUM([.F39:.F40])*10" office:value-type="float" office:value="113.333333333333" calcext:value-type="float">
            <text:p>113,33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7 – Reconocimiento antes que cancelación</text:p>
          </table:table-cell>
          <table:table-cell table:style-name="ce40" table:formula="of:=SUMPRODUCT([.F43:.F48];[.J43:.J48])" office:value-type="float" office:value="342.111111111111" calcext:value-type="float">
            <text:p>342,11</text:p>
          </table:table-cell>
          <table:table-cell table:style-name="ce40" table:formula="of:=([.N87]*10)/[.P87]" office:value-type="float" office:value="7.89487179487179" calcext:value-type="float">
            <text:p>7,89</text:p>
          </table:table-cell>
          <table:table-cell table:style-name="ce40" table:formula="of:=SUM([.F43:.F48])*10" office:value-type="float" office:value="433.333333333333" calcext:value-type="float">
            <text:p>433,33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8 – Estética de diálogos y diseño minimalista</text:p>
          </table:table-cell>
          <table:table-cell table:style-name="ce40" table:formula="of:=SUMPRODUCT([.F51];[.J51])" office:value-type="float" office:value="72" calcext:value-type="float">
            <text:p>72,00</text:p>
          </table:table-cell>
          <table:table-cell table:style-name="ce40" table:formula="of:=([.N88]*10)/[.P88]" office:value-type="float" office:value="8" calcext:value-type="float">
            <text:p>8,00</text:p>
          </table:table-cell>
          <table:table-cell table:style-name="ce40" table:formula="of:=SUM([.F51:.F51])*10" office:value-type="float" office:value="90" calcext:value-type="float">
            <text:p>90,00</text:p>
          </table:table-cell>
        </table:table-row>
        <table:table-row table:style-name="ro15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9 – Ayuda general y documentación</text:p>
          </table:table-cell>
          <table:table-cell table:style-name="ce40" table:formula="of:=SUMPRODUCT([.F54];[.J54])" office:value-type="float" office:value="0" calcext:value-type="float">
            <text:p>0,00</text:p>
          </table:table-cell>
          <table:table-cell table:style-name="ce40" table:formula="of:=([.N89]*10)/[.P89]" office:value-type="float" office:value="0" calcext:value-type="float">
            <text:p>0,00</text:p>
          </table:table-cell>
          <table:table-cell table:style-name="ce40" table:formula="of:=SUM([.F54:.F54])*10" office:value-type="float" office:value="76.6666666666667" calcext:value-type="float">
            <text:p>76,67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10 – Interacción con el usuario placentera y respetuosa</text:p>
          </table:table-cell>
          <table:table-cell table:style-name="ce40" table:formula="of:=SUMPRODUCT([.F57:.F58];[.J57:.J58])" office:value-type="float" office:value="109.444444444444" calcext:value-type="float">
            <text:p>109,44</text:p>
          </table:table-cell>
          <table:table-cell table:style-name="ce40" table:formula="of:=([.N90]*10)/[.P90]" office:value-type="float" office:value="7.63565891472868" calcext:value-type="float">
            <text:p>7,64</text:p>
          </table:table-cell>
          <table:table-cell table:style-name="ce40" table:formula="of:=SUM([.F57:.F58])*10" office:value-type="float" office:value="143.333333333333" calcext:value-type="float">
            <text:p>143,33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11 – Privacidad</text:p>
          </table:table-cell>
          <table:table-cell table:style-name="ce40" table:formula="of:=SUMPRODUCT([.F61:.F62];[.J61:.J62])" office:value-type="float" office:value="0" calcext:value-type="float">
            <text:p>0,00</text:p>
          </table:table-cell>
          <table:table-cell table:style-name="ce40" office:value-type="float" office:value="0" calcext:value-type="float">
            <text:p>0,00</text:p>
          </table:table-cell>
          <table:table-cell table:style-name="ce40" table:formula="of:=SUM([.F61:.F62])*10" office:value-type="float" office:value="0" calcext:value-type="float">
            <text:p>0,00</text:p>
          </table:table-cell>
        </table:table-row>
        <table:table-row table:style-name="ro4">
          <table:table-cell/>
          <table:table-cell table:style-name="Default"/>
          <table:table-cell table:number-columns-repeated="10"/>
          <table:table-cell table:style-name="ce39" office:value-type="string" calcext:value-type="string">
            <text:p>Sección 12 – Integración móvil</text:p>
          </table:table-cell>
          <table:table-cell table:style-name="ce40" table:formula="of:=SUMPRODUCT([.F69:.F75];[.J69:.J75])" office:value-type="float" office:value="254.777777777778" calcext:value-type="float">
            <text:p>254,78</text:p>
          </table:table-cell>
          <table:table-cell table:style-name="ce40" table:formula="of:=([.N92]*10)/[.P92]" office:value-type="float" office:value="5.79040404040404" calcext:value-type="float">
            <text:p>5,79</text:p>
          </table:table-cell>
          <table:table-cell table:style-name="ce40" table:formula="of:=SUM([.F69:.F75])*10" office:value-type="float" office:value="440" calcext:value-type="float">
            <text:p>440,00</text:p>
          </table:table-cell>
        </table:table-row>
        <table:table-row table:style-name="ro6" table:number-rows-repeated="1048483">
          <table:table-cell table:number-columns-repeated="16"/>
        </table:table-row>
        <table:table-row table:style-name="ro6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228cm" fo:margin-bottom="0.512cm" fo:margin-left="0.208cm" fo:margin-right="0.208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20:33:50.371021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2-07T20:41:08.039726499</dc:date>
    <meta:editing-duration>PT3H51M19S</meta:editing-duration>
    <meta:editing-cycles>21</meta:editing-cycles>
    <meta:document-statistic meta:table-count="1" meta:cell-count="644" meta:object-count="0"/>
  </office:meta>
</office:document-meta>
</file>